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Tablo3" style:family="table">
      <style:table-properties style:width="17.602cm" fo:margin-left="0cm" fo:margin-top="0cm" fo:margin-bottom="0cm" table:align="left" style:shadow="none" style:writing-mode="lr-tb"/>
    </style:style>
    <style:style style:name="Tablo3.A" style:family="table-column">
      <style:table-column-properties style:column-width="1.369cm"/>
    </style:style>
    <style:style style:name="Tablo3.B" style:family="table-column">
      <style:table-column-properties style:column-width="3.129cm"/>
    </style:style>
    <style:style style:name="Tablo3.C" style:family="table-column">
      <style:table-column-properties style:column-width="2.611cm"/>
    </style:style>
    <style:style style:name="Tablo3.D" style:family="table-column">
      <style:table-column-properties style:column-width="1.589cm"/>
    </style:style>
    <style:style style:name="Tablo3.E" style:family="table-column">
      <style:table-column-properties style:column-width="1.9cm"/>
    </style:style>
    <style:style style:name="Tablo3.F" style:family="table-column">
      <style:table-column-properties style:column-width="7.004cm"/>
    </style:style>
    <style:style style:name="Tablo3.1" style:family="table-row">
      <style:table-row-properties style:keep-together="true" fo:keep-together="auto"/>
    </style:style>
    <style:style style:name="Tablo3.A1" style:family="table-cell">
      <style:table-cell-properties fo:background-color="#d9d9d9" fo:padding-left="0.101cm" fo:padding-right="0cm" fo:padding-top="0cm" fo:padding-bottom="0cm" fo:border-left="0.035cm solid #00000a" fo:border-right="none" fo:border-top="0.035cm solid #00000a" fo:border-bottom="0.035cm solid #00000a">
        <style:background-image/>
      </style:table-cell-properties>
    </style:style>
    <style:style style:name="Tablo3.F1" style:family="table-cell">
      <style:table-cell-properties fo:background-color="#d9d9d9" fo:padding-left="0.101cm" fo:padding-right="0cm" fo:padding-top="0cm" fo:padding-bottom="0cm" fo:border="0.035cm solid #00000a">
        <style:background-image/>
      </style:table-cell-properties>
    </style:style>
    <style:style style:name="Tablo3.A2" style:family="table-cell">
      <style:table-cell-properties fo:padding-left="0.101cm" fo:padding-right="0cm" fo:padding-top="0cm" fo:padding-bottom="0cm" fo:border-left="0.035cm solid #00000a" fo:border-right="none" fo:border-top="none" fo:border-bottom="0.035cm solid #00000a"/>
    </style:style>
    <style:style style:name="Tablo3.F2" style:family="table-cell">
      <style:table-cell-properties fo:padding-left="0.101cm" fo:padding-right="0cm" fo:padding-top="0cm" fo:padding-bottom="0cm" fo:border-left="0.035cm solid #00000a" fo:border-right="0.035cm solid #00000a" fo:border-top="none" fo:border-bottom="0.035cm solid #00000a"/>
    </style:style>
    <style:style style:name="P1" style:family="paragraph" style:parent-style-name="Standard" style:master-page-name="Standard">
      <style:paragraph-properties fo:margin-top="0cm" fo:margin-bottom="0cm" fo:text-align="center" style:justify-single-word="false" style:page-number="auto"/>
    </style:style>
    <style:style style:name="P2" style:family="paragraph" style:parent-style-name="Standard">
      <style:paragraph-properties fo:margin-top="0cm" fo:margin-bottom="0cm" fo:text-align="center" style:justify-single-word="false"/>
      <style:text-properties style:font-name="Arial Narrow" fo:font-size="11pt" fo:language="en" fo:country="US" style:font-size-asian="11pt" style:language-asian="tr" style:country-asian="TR" style:font-name-complex="Arial1" style:font-size-complex="11pt"/>
    </style:style>
    <style:style style:name="P3" style:family="paragraph" style:parent-style-name="Standard">
      <style:paragraph-properties fo:margin-top="0cm" fo:margin-bottom="0cm" fo:text-align="center" style:justify-single-word="false"/>
      <style:text-properties style:font-name="Arial Narrow" fo:font-size="6pt" fo:language="en" fo:country="US" style:font-size-asian="6pt" style:language-asian="tr" style:country-asian="TR" style:font-name-complex="Arial1" style:font-size-complex="6pt"/>
    </style:style>
    <style:style style:name="P4" style:family="paragraph" style:parent-style-name="Standard">
      <style:paragraph-properties fo:margin-top="0cm" fo:margin-bottom="0cm"/>
      <style:text-properties fo:color="#ff0000" style:font-name="Calibri Light" fo:font-size="9pt" fo:language="en" fo:country="US" style:font-size-asian="9pt" style:language-asian="tr" style:country-asian="TR" style:font-name-complex="Arial1" style:font-size-complex="9pt"/>
    </style:style>
    <style:style style:name="P5" style:family="paragraph" style:parent-style-name="Standard">
      <style:paragraph-properties fo:margin-top="0cm" fo:margin-bottom="0cm"/>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6" style:family="paragraph" style:parent-style-name="Standard">
      <style:paragraph-properties fo:margin-top="0cm" fo:margin-bottom="0cm" fo:text-align="start" style:justify-single-word="false"/>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7" style:family="paragraph" style:parent-style-name="Standard">
      <style:paragraph-properties fo:margin-top="0cm" fo:margin-bottom="0cm" fo:text-align="center" style:justify-single-word="false"/>
      <style:text-properties fo:color="#ff0000" style:font-name="Calibri Light" fo:font-size="9pt" fo:language="en" fo:country="US" fo:font-weight="bold" style:font-size-asian="9pt" style:language-asian="tr" style:country-asian="TR" style:font-weight-asian="bold" style:font-name-complex="Arial1" style:font-size-complex="9pt" style:font-weight-complex="bold"/>
    </style:style>
    <style:style style:name="P8" style:family="paragraph" style:parent-style-name="Standard">
      <style:paragraph-properties fo:margin-top="0cm" fo:margin-bottom="0cm"/>
      <style:text-properties fo:color="#ff0000" style:font-name="Calibri Light1" fo:font-size="9pt" fo:language="en" fo:country="US" style:font-size-asian="9pt" style:language-asian="tr" style:country-asian="TR" style:font-name-complex="Arial1" style:font-size-complex="9pt"/>
    </style:style>
    <style:style style:name="P9" style:family="paragraph" style:parent-style-name="Standard">
      <style:paragraph-properties fo:margin-top="0cm" fo:margin-bottom="0cm" fo:text-align="center" style:justify-single-word="false"/>
      <style:text-properties fo:color="#ff0000" style:font-name="Calibri Light1" fo:font-size="9pt" fo:language="en" fo:country="US" style:font-size-asian="9pt" style:language-asian="tr" style:country-asian="TR" style:font-name-complex="Arial1" style:font-size-complex="9pt"/>
    </style:style>
    <style:style style:name="P10" style:family="paragraph" style:parent-style-name="Standard">
      <style:paragraph-properties fo:margin-top="0cm" fo:margin-bottom="0cm"/>
      <style:text-properties fo:color="#008080" style:font-name="Calibri Light" fo:font-size="9pt" fo:language="en" fo:country="US" style:font-size-asian="9pt" style:language-asian="tr" style:country-asian="TR" style:font-name-complex="Arial1" style:font-size-complex="9pt"/>
    </style:style>
    <style:style style:name="P11" style:family="paragraph" style:parent-style-name="Standard">
      <style:paragraph-properties fo:margin-top="0cm" fo:margin-bottom="0cm" fo:text-align="center" style:justify-single-word="false"/>
      <style:text-properties fo:color="#008080" style:font-name="Calibri Light" fo:font-size="9pt" fo:language="en" fo:country="US" style:font-size-asian="9pt" style:language-asian="tr" style:country-asian="TR" style:font-name-complex="Arial1" style:font-size-complex="9pt"/>
    </style:style>
    <style:style style:name="P12" style:family="paragraph" style:parent-style-name="Standard">
      <style:paragraph-properties fo:margin-top="0cm" fo:margin-bottom="0cm"/>
      <style:text-properties fo:color="#008080" style:font-name="Calibri Light" fo:font-size="6pt" fo:language="en" fo:country="US" style:font-size-asian="6pt" style:language-asian="tr" style:country-asian="TR" style:font-name-complex="Arial1" style:font-size-complex="6pt"/>
    </style:style>
    <style:style style:name="P13" style:family="paragraph" style:parent-style-name="Standard">
      <style:paragraph-properties fo:margin-top="0cm" fo:margin-bottom="0cm"/>
      <style:text-properties fo:color="#008080" style:font-name="Calibri Light1" fo:font-size="9pt" fo:language="en" fo:country="US" style:font-size-asian="9pt" style:language-asian="tr" style:country-asian="TR" style:font-name-complex="Arial1" style:font-size-complex="9pt"/>
    </style:style>
    <style:style style:name="P14" style:family="paragraph" style:parent-style-name="Standard">
      <style:paragraph-properties fo:margin-top="0cm" fo:margin-bottom="0cm" fo:text-align="center" style:justify-single-word="false"/>
      <style:text-properties fo:color="#008080" style:font-name="Calibri Light1" fo:font-size="9pt" fo:language="en" fo:country="US" style:font-size-asian="9pt" style:language-asian="tr" style:country-asian="TR" style:font-name-complex="Arial1" style:font-size-complex="9pt"/>
    </style:style>
    <style:style style:name="P15" style:family="paragraph" style:parent-style-name="Standard">
      <style:paragraph-properties fo:margin-top="0cm" fo:margin-bottom="0cm"/>
      <style:text-properties fo:color="#ff6600" style:font-name="Calibri Light" fo:font-size="9pt" fo:language="en" fo:country="US" style:font-size-asian="9pt" style:language-asian="tr" style:country-asian="TR" style:font-name-complex="Arial1" style:font-size-complex="9pt"/>
    </style:style>
    <style:style style:name="P16" style:family="paragraph" style:parent-style-name="Standard">
      <style:paragraph-properties fo:margin-top="0cm" fo:margin-bottom="0cm" fo:text-align="center" style:justify-single-word="false"/>
      <style:text-properties fo:color="#ff6600" style:font-name="Calibri Light" fo:font-size="9pt" fo:language="en" fo:country="US" style:font-size-asian="9pt" style:language-asian="tr" style:country-asian="TR" style:font-name-complex="Arial1" style:font-size-complex="9pt"/>
    </style:style>
    <style:style style:name="P17" style:family="paragraph" style:parent-style-name="Standard">
      <style:paragraph-properties fo:margin-top="0cm" fo:margin-bottom="0cm"/>
      <style:text-properties fo:color="#00b050" style:font-name="Calibri Light" fo:font-size="9pt" fo:language="en" fo:country="US" style:font-size-asian="9pt" style:language-asian="tr" style:country-asian="TR" style:font-name-complex="Arial1" style:font-size-complex="9pt"/>
    </style:style>
    <style:style style:name="P18" style:family="paragraph" style:parent-style-name="Standard">
      <style:paragraph-properties fo:margin-top="0cm" fo:margin-bottom="0cm" fo:text-align="center" style:justify-single-word="false"/>
      <style:text-properties fo:color="#00b050" style:font-name="Calibri Light" fo:font-size="9pt" fo:language="en" fo:country="US" style:font-size-asian="9pt" style:language-asian="tr" style:country-asian="TR" style:font-name-complex="Arial1" style:font-size-complex="9pt"/>
    </style:style>
    <style:style style:name="P19" style:family="paragraph" style:parent-style-name="Standard">
      <style:paragraph-properties fo:margin-top="0cm" fo:margin-bottom="0cm"/>
      <style:text-properties fo:color="#003366" style:font-name="Calibri Light" fo:font-size="9pt" fo:language="en" fo:country="US" style:font-size-asian="9pt" style:language-asian="tr" style:country-asian="TR" style:font-name-complex="Arial1" style:font-size-complex="9pt"/>
    </style:style>
    <style:style style:name="P20" style:family="paragraph" style:parent-style-name="Standard">
      <style:paragraph-properties fo:margin-top="0cm" fo:margin-bottom="0cm" fo:text-align="center" style:justify-single-word="false"/>
      <style:text-properties fo:color="#003366" style:font-name="Calibri Light" fo:font-size="9pt" fo:language="en" fo:country="US" style:font-size-asian="9pt" style:language-asian="tr" style:country-asian="TR" style:font-name-complex="Arial1" style:font-size-complex="9pt"/>
    </style:style>
    <style:style style:name="P21" style:family="paragraph" style:parent-style-name="Standard">
      <style:paragraph-properties fo:margin-top="0cm" fo:margin-bottom="0cm" fo:text-align="center" style:justify-single-word="false"/>
      <style:text-properties fo:color="#0000ff" style:font-name="Calibri Light1" fo:font-size="9pt" fo:language="en" fo:country="US" style:font-size-asian="9pt" style:language-asian="tr" style:country-asian="TR" style:font-name-complex="Arial1" style:font-size-complex="9pt"/>
    </style:style>
    <style:style style:name="P22" style:family="paragraph" style:parent-style-name="Standard">
      <style:paragraph-properties fo:margin-top="0cm" fo:margin-bottom="0cm"/>
      <style:text-properties fo:color="#403152" style:font-name="Calibri Light1" fo:font-size="9pt" fo:language="en" fo:country="US" style:font-size-asian="9pt" style:language-asian="tr" style:country-asian="TR" style:font-name-complex="Arial1" style:font-size-complex="9pt"/>
    </style:style>
    <style:style style:name="P23" style:family="paragraph" style:parent-style-name="Standard">
      <style:paragraph-properties fo:margin-top="0cm" fo:margin-bottom="0cm" fo:text-align="center" style:justify-single-word="false"/>
      <style:text-properties fo:color="#403152" style:font-name="Calibri Light1" fo:font-size="9pt" fo:language="en" fo:country="US" style:font-size-asian="9pt" style:language-asian="tr" style:country-asian="TR" style:font-name-complex="Arial1" style:font-size-complex="9pt"/>
    </style:style>
    <style:style style:name="P24" style:family="paragraph" style:parent-style-name="Standard">
      <style:paragraph-properties fo:margin-top="0cm" fo:margin-bottom="0cm"/>
      <style:text-properties fo:color="#403152" style:font-name="Calibri Light1" fo:font-size="9pt" fo:language="en" fo:country="US" style:font-size-asian="9pt" style:language-asian="tr" style:country-asian="TR" style:font-size-complex="9pt"/>
    </style:style>
    <style:style style:name="P25" style:family="paragraph" style:parent-style-name="Standard">
      <style:paragraph-properties fo:margin-top="0cm" fo:margin-bottom="0cm"/>
      <style:text-properties fo:color="#0f243e" style:font-name="Calibri Light1" fo:font-size="9pt" fo:language="en" fo:country="US" style:font-size-asian="9pt" style:language-asian="tr" style:country-asian="TR" style:font-name-complex="Arial1" style:font-size-complex="9pt"/>
    </style:style>
    <style:style style:name="P26" style:family="paragraph" style:parent-style-name="Standard">
      <style:paragraph-properties fo:margin-top="0cm" fo:margin-bottom="0cm" fo:text-align="center" style:justify-single-word="false"/>
      <style:text-properties fo:color="#0f243e" style:font-name="Calibri Light1" fo:font-size="9pt" fo:language="en" fo:country="US" style:font-size-asian="9pt" style:language-asian="tr" style:country-asian="TR" style:font-name-complex="Arial1" style:font-size-complex="9pt"/>
    </style:style>
    <style:style style:name="P27" style:family="paragraph" style:parent-style-name="Standard">
      <style:paragraph-properties fo:margin-top="0cm" fo:margin-bottom="0cm"/>
      <style:text-properties fo:color="#000080" style:font-name="Calibri Light1" fo:font-size="9pt" fo:language="en" fo:country="US" style:font-size-asian="9pt" style:language-asian="tr" style:country-asian="TR" style:font-name-complex="Arial1" style:font-size-complex="9pt"/>
    </style:style>
    <style:style style:name="P28" style:family="paragraph" style:parent-style-name="Standard">
      <style:paragraph-properties fo:margin-top="0cm" fo:margin-bottom="0cm" fo:text-align="center" style:justify-single-word="false"/>
      <style:text-properties fo:color="#000080" style:font-name="Calibri Light1" fo:font-size="9pt" fo:language="en" fo:country="US" style:font-size-asian="9pt" style:language-asian="tr" style:country-asian="TR" style:font-name-complex="Arial1" style:font-size-complex="9pt"/>
    </style:style>
    <style:style style:name="P29" style:family="paragraph" style:parent-style-name="Standard">
      <style:paragraph-properties fo:margin-top="0cm" fo:margin-bottom="0cm"/>
      <style:text-properties fo:color="#5f497a" style:font-name="Calibri Light1" fo:font-size="9pt" fo:language="en" fo:country="US" style:font-size-asian="9pt" style:language-asian="tr" style:country-asian="TR" style:font-name-complex="Arial1" style:font-size-complex="9pt"/>
    </style:style>
    <style:style style:name="P30" style:family="paragraph" style:parent-style-name="Standard">
      <style:paragraph-properties fo:margin-top="0cm" fo:margin-bottom="0cm" fo:text-align="center" style:justify-single-word="false"/>
      <style:text-properties fo:color="#5f497a" style:font-name="Calibri Light1" fo:font-size="9pt" fo:language="en" fo:country="US" style:font-size-asian="9pt" style:language-asian="tr" style:country-asian="TR" style:font-name-complex="Arial1" style:font-size-complex="9pt"/>
    </style:style>
    <style:style style:name="P31" style:family="paragraph" style:parent-style-name="Standard">
      <style:paragraph-properties fo:margin-top="0cm" fo:margin-bottom="0cm"/>
      <style:text-properties fo:color="#632423" style:font-name="Calibri Light1" fo:font-size="9pt" fo:language="en" fo:country="US" style:font-size-asian="9pt" style:language-asian="tr" style:country-asian="TR" style:font-name-complex="Arial1" style:font-size-complex="9pt"/>
    </style:style>
    <style:style style:name="P32" style:family="paragraph" style:parent-style-name="Standard">
      <style:paragraph-properties fo:margin-top="0cm" fo:margin-bottom="0cm" fo:text-align="center" style:justify-single-word="false"/>
      <style:text-properties fo:color="#632423" style:font-name="Calibri Light1" fo:font-size="9pt" fo:language="en" fo:country="US" style:font-size-asian="9pt" style:language-asian="tr" style:country-asian="TR" style:font-name-complex="Arial1" style:font-size-complex="9pt"/>
    </style:style>
    <style:style style:name="P33" style:family="paragraph" style:parent-style-name="Standard">
      <style:paragraph-properties fo:margin-top="0cm" fo:margin-bottom="0cm"/>
      <style:text-properties fo:color="#984806" style:font-name="Calibri Light1" fo:font-size="9pt" fo:language="en" fo:country="US" style:font-size-asian="9pt" style:language-asian="tr" style:country-asian="TR" style:font-name-complex="Arial1" style:font-size-complex="9pt"/>
    </style:style>
    <style:style style:name="P34" style:family="paragraph" style:parent-style-name="Standard">
      <style:paragraph-properties fo:margin-top="0cm" fo:margin-bottom="0cm" fo:text-align="center" style:justify-single-word="false"/>
      <style:text-properties fo:color="#984806" style:font-name="Calibri Light1" fo:font-size="9pt" fo:language="en" fo:country="US" style:font-size-asian="9pt" style:language-asian="tr" style:country-asian="TR" style:font-name-complex="Arial1" style:font-size-complex="9pt"/>
    </style:style>
    <style:style style:name="P35" style:family="paragraph" style:parent-style-name="Standard">
      <style:paragraph-properties fo:margin-top="0cm" fo:margin-bottom="0cm"/>
      <style:text-properties fo:color="#666633" style:font-name="Calibri Light1" fo:font-size="9pt" fo:language="en" fo:country="US" style:font-size-asian="9pt" style:language-asian="tr" style:country-asian="TR" style:font-name-complex="Arial1" style:font-size-complex="9pt"/>
    </style:style>
    <style:style style:name="P36" style:family="paragraph" style:parent-style-name="Standard">
      <style:paragraph-properties fo:margin-top="0cm" fo:margin-bottom="0cm" fo:text-align="center" style:justify-single-word="false"/>
      <style:text-properties fo:color="#666633" style:font-name="Calibri Light1" fo:font-size="9pt" fo:language="en" fo:country="US" style:font-size-asian="9pt" style:language-asian="tr" style:country-asian="TR" style:font-name-complex="Arial1" style:font-size-complex="9pt"/>
    </style:style>
    <style:style style:name="P37" style:family="paragraph" style:parent-style-name="Standard">
      <style:paragraph-properties fo:margin-top="0cm" fo:margin-bottom="0cm"/>
      <style:text-properties fo:color="#009999" style:font-name="Calibri Light1" fo:font-size="9pt" fo:language="en" fo:country="US" style:font-size-asian="9pt" style:language-asian="tr" style:country-asian="TR" style:font-name-complex="Arial1" style:font-size-complex="9pt"/>
    </style:style>
    <style:style style:name="P38" style:family="paragraph" style:parent-style-name="Standard">
      <style:paragraph-properties fo:margin-top="0cm" fo:margin-bottom="0cm" fo:text-align="center" style:justify-single-word="false"/>
      <style:text-properties fo:color="#009999" style:font-name="Calibri Light1" fo:font-size="9pt" fo:language="en" fo:country="US" style:font-size-asian="9pt" style:language-asian="tr" style:country-asian="TR" style:font-name-complex="Arial1" style:font-size-complex="9pt"/>
    </style:style>
    <style:style style:name="P39" style:family="paragraph" style:parent-style-name="Standard">
      <style:paragraph-properties fo:margin-top="0cm" fo:margin-bottom="0cm" fo:text-align="center" style:justify-single-word="false"/>
      <style:text-properties fo:color="#006666" style:font-name="Calibri Light" fo:font-size="9pt" fo:language="en" fo:country="US" style:font-size-asian="9pt" style:language-asian="tr" style:country-asian="TR" style:font-name-complex="Arial1" style:font-size-complex="9pt"/>
    </style:style>
    <style:style style:name="P40" style:family="paragraph" style:parent-style-name="Standard">
      <style:paragraph-properties fo:margin-top="0cm" fo:margin-bottom="0cm"/>
      <style:text-properties fo:color="#333399" style:font-name="Calibri Light1" fo:font-size="9pt" fo:language="en" fo:country="US" style:font-size-asian="9pt" style:language-asian="tr" style:country-asian="TR" style:font-name-complex="Arial1" style:font-size-complex="9pt"/>
    </style:style>
    <style:style style:name="P41" style:family="paragraph" style:parent-style-name="Standard">
      <style:paragraph-properties fo:margin-top="0cm" fo:margin-bottom="0cm" fo:text-align="center" style:justify-single-word="false"/>
      <style:text-properties fo:color="#333399" style:font-name="Calibri Light1" fo:font-size="9pt" fo:language="en" fo:country="US" style:font-size-asian="9pt" style:language-asian="tr" style:country-asian="TR" style:font-name-complex="Arial1" style:font-size-complex="9pt"/>
    </style:style>
    <style:style style:name="P42" style:family="paragraph" style:parent-style-name="Standard">
      <style:paragraph-properties fo:margin-top="0cm" fo:margin-bottom="0cm"/>
      <style:text-properties fo:color="#7030a0" style:font-name="Calibri Light1" fo:font-size="9pt" fo:language="en" fo:country="US" style:font-size-asian="9pt" style:language-asian="tr" style:country-asian="TR" style:font-name-complex="Arial1" style:font-size-complex="9pt"/>
    </style:style>
    <style:style style:name="P43" style:family="paragraph" style:parent-style-name="Standard">
      <style:paragraph-properties fo:margin-top="0cm" fo:margin-bottom="0cm" fo:text-align="center" style:justify-single-word="false"/>
      <style:text-properties fo:color="#7030a0" style:font-name="Calibri Light1" fo:font-size="9pt" fo:language="en" fo:country="US" style:font-size-asian="9pt" style:language-asian="tr" style:country-asian="TR" style:font-name-complex="Arial1" style:font-size-complex="9pt"/>
    </style:style>
    <style:style style:name="P44" style:family="paragraph" style:parent-style-name="Standard">
      <style:paragraph-properties fo:margin-top="0cm" fo:margin-bottom="0cm"/>
      <style:text-properties fo:color="#0070c0" style:font-name="Calibri Light" fo:font-size="9pt" fo:language="en" fo:country="US" style:font-size-asian="9pt" style:language-asian="tr" style:country-asian="TR" style:font-name-complex="Arial1" style:font-size-complex="9pt"/>
    </style:style>
    <style:style style:name="P45" style:family="paragraph" style:parent-style-name="Standard">
      <style:paragraph-properties fo:margin-top="0cm" fo:margin-bottom="0cm"/>
      <style:text-properties fo:color="#808080" style:font-name="Calibri Light" fo:font-size="9pt" fo:language="en" fo:country="US" style:font-size-asian="9pt" style:language-asian="tr" style:country-asian="TR" style:font-name-complex="Arial1" style:font-size-complex="9pt"/>
    </style:style>
    <style:style style:name="P46" style:family="paragraph" style:parent-style-name="Standard">
      <style:paragraph-properties fo:margin-top="0cm" fo:margin-bottom="0cm"/>
      <style:text-properties fo:color="#808080" style:font-name="Calibri Light" fo:font-size="6pt" fo:language="en" fo:country="US" style:font-size-asian="6pt" style:language-asian="tr" style:country-asian="TR" style:font-name-complex="Arial1" style:font-size-complex="6pt"/>
    </style:style>
    <style:style style:name="P47" style:family="paragraph" style:parent-style-name="Standard">
      <style:paragraph-properties fo:margin-top="0cm" fo:margin-bottom="0cm"/>
      <style:text-properties fo:color="#808080" style:font-name="Calibri Light1" fo:font-size="9pt" fo:language="en" fo:country="US" style:font-size-asian="9pt" style:language-asian="tr" style:country-asian="TR" style:font-name-complex="Arial1" style:font-size-complex="9pt"/>
    </style:style>
    <style:style style:name="P48" style:family="paragraph" style:parent-style-name="Standard">
      <style:paragraph-properties fo:margin-top="0cm" fo:margin-bottom="0cm"/>
      <style:text-properties fo:color="#808080" style:font-name="Calibri Light1" fo:font-size="6pt" fo:language="en" fo:country="US" style:font-size-asian="6pt" style:language-asian="tr" style:country-asian="TR" style:font-name-complex="Arial1" style:font-size-complex="6pt"/>
    </style:style>
    <style:style style:name="P49" style:family="paragraph" style:parent-style-name="Standard">
      <style:paragraph-properties fo:margin-top="0cm" fo:margin-bottom="0cm"/>
      <style:text-properties fo:color="#4a442a" style:font-name="Calibri Light" fo:font-size="9pt" fo:language="en" fo:country="US" style:font-size-asian="9pt" style:language-asian="tr" style:country-asian="TR" style:font-name-complex="Arial1" style:font-size-complex="9pt"/>
    </style:style>
    <style:style style:name="P50" style:family="paragraph" style:parent-style-name="Standard">
      <style:paragraph-properties fo:margin-top="0cm" fo:margin-bottom="0cm"/>
      <style:text-properties style:font-name="Calibri Light" fo:font-size="9pt" style:font-size-asian="9pt" style:font-size-complex="9pt"/>
    </style:style>
    <style:style style:name="P51" style:family="paragraph" style:parent-style-name="Standard">
      <style:paragraph-properties fo:margin-top="0cm" fo:margin-bottom="0cm" fo:text-align="center" style:justify-single-word="false"/>
    </style:style>
    <style:style style:name="P52" style:family="paragraph" style:parent-style-name="Standard">
      <style:paragraph-properties fo:margin-top="0cm" fo:margin-bottom="0cm" fo:text-align="center" style:justify-single-word="false"/>
      <style:text-properties fo:font-size="6pt" style:font-size-asian="6pt" style:font-size-complex="6pt"/>
    </style:style>
    <style:style style:name="P53" style:family="paragraph" style:parent-style-name="Standard">
      <style:paragraph-properties fo:margin-top="0cm" fo:margin-bottom="0cm"/>
      <style:text-properties fo:color="#800000" style:font-name="Calibri Light" fo:font-size="9pt" fo:language="en" fo:country="US" style:font-size-asian="9pt" style:language-asian="tr" style:country-asian="TR" style:font-name-complex="Arial1" style:font-size-complex="9pt"/>
    </style:style>
    <style:style style:name="P54" style:family="paragraph" style:parent-style-name="Standard">
      <style:paragraph-properties fo:margin-top="0cm" fo:margin-bottom="0cm" fo:text-align="center" style:justify-single-word="false"/>
      <style:text-properties fo:color="#800000" style:font-name="Calibri Light" fo:font-size="9pt" fo:language="en" fo:country="US" style:font-size-asian="9pt" style:language-asian="tr" style:country-asian="TR" style:font-name-complex="Arial1" style:font-size-complex="9pt"/>
    </style:style>
    <style:style style:name="P55" style:family="paragraph" style:parent-style-name="Standard">
      <style:paragraph-properties fo:margin-top="0cm" fo:margin-bottom="0cm"/>
      <style:text-properties fo:color="#800000" style:font-name="Calibri Light" fo:font-size="9pt" style:font-size-asian="9pt" style:font-size-complex="9pt"/>
    </style:style>
    <style:style style:name="P56" style:family="paragraph" style:parent-style-name="Standard">
      <style:paragraph-properties fo:margin-top="0cm" fo:margin-bottom="0cm" fo:text-align="center" style:justify-single-word="false"/>
      <style:text-properties fo:color="#ff420e" style:font-name="Calibri Light1" fo:font-size="9pt" fo:language="en" fo:country="US" style:font-size-asian="9pt" style:language-asian="tr" style:country-asian="TR" style:font-name-complex="Arial1" style:font-size-complex="9pt"/>
    </style:style>
    <style:style style:name="P57" style:family="paragraph" style:parent-style-name="Standard">
      <style:paragraph-properties fo:margin-top="0cm" fo:margin-bottom="0cm"/>
      <style:text-properties fo:color="#ff420e" style:font-name="Calibri Light1" fo:font-size="9pt" style:font-size-asian="9pt" style:font-size-complex="9pt"/>
    </style:style>
    <style:style style:name="P58" style:family="paragraph" style:parent-style-name="Standard">
      <style:paragraph-properties fo:margin-top="0cm" fo:margin-bottom="0cm" fo:text-align="center" style:justify-single-word="false"/>
      <style:text-properties fo:color="#ff420e" style:font-name="Calibri Light1" fo:font-size="9pt" style:font-size-asian="9pt" style:font-size-complex="9pt"/>
    </style:style>
    <style:style style:name="P59" style:family="paragraph" style:parent-style-name="Standard">
      <style:paragraph-properties fo:margin-top="0cm" fo:margin-bottom="0cm"/>
      <style:text-properties fo:color="#333333" style:font-name="Calibri Light" fo:font-size="9pt" fo:language="en" fo:country="US" style:font-size-asian="9pt" style:language-asian="tr" style:country-asian="TR" style:font-name-complex="Arial1" style:font-size-complex="9pt"/>
    </style:style>
    <style:style style:name="P60" style:family="paragraph" style:parent-style-name="Standard">
      <style:paragraph-properties fo:margin-top="0cm" fo:margin-bottom="0cm"/>
      <style:text-properties style:font-name="Calibri Light1" fo:font-size="9pt" style:font-size-asian="9pt" style:font-size-complex="9pt"/>
    </style:style>
    <style:style style:name="P61" style:family="paragraph" style:parent-style-name="Standard">
      <style:paragraph-properties fo:margin-top="0cm" fo:margin-bottom="0cm" fo:text-align="center" style:justify-single-word="false"/>
      <style:text-properties style:font-name="Calibri Light1" fo:font-size="9pt" style:font-size-asian="9pt" style:font-size-complex="9pt"/>
    </style:style>
    <style:style style:name="P62" style:family="paragraph" style:parent-style-name="Standard">
      <style:paragraph-properties fo:margin-top="0cm" fo:margin-bottom="0cm"/>
      <style:text-properties style:font-name="Calibri Light1" fo:font-size="6pt" style:font-size-asian="6pt" style:font-size-complex="6pt"/>
    </style:style>
    <style:style style:name="P63" style:family="paragraph" style:parent-style-name="Standard">
      <style:paragraph-properties fo:margin-top="0cm" fo:margin-bottom="0cm"/>
      <style:text-properties fo:color="#0084d1" style:font-name="Calibri Light1" fo:font-size="9pt" style:font-size-asian="9pt" style:font-size-complex="9pt"/>
    </style:style>
    <style:style style:name="P64" style:family="paragraph" style:parent-style-name="Standard">
      <style:paragraph-properties fo:margin-top="0cm" fo:margin-bottom="0cm" fo:text-align="center" style:justify-single-word="false"/>
      <style:text-properties fo:color="#0084d1" style:font-name="Calibri Light1" fo:font-size="9pt" style:font-size-asian="9pt" style:font-size-complex="9pt"/>
    </style:style>
    <style:style style:name="P65" style:family="paragraph" style:parent-style-name="Standard">
      <style:paragraph-properties fo:margin-top="0cm" fo:margin-bottom="0cm"/>
      <style:text-properties fo:color="#330033" style:font-name="Calibri Light1" fo:font-size="9pt" style:font-size-asian="9pt" style:font-size-complex="9pt"/>
    </style:style>
    <style:style style:name="P66" style:family="paragraph" style:parent-style-name="Standard">
      <style:paragraph-properties fo:margin-top="0cm" fo:margin-bottom="0cm" fo:text-align="center" style:justify-single-word="false"/>
      <style:text-properties fo:color="#330033" style:font-name="Calibri Light1" fo:font-size="9pt" style:font-size-asian="9pt" style:font-size-complex="9pt"/>
    </style:style>
    <style:style style:name="P67" style:family="paragraph" style:parent-style-name="Standard">
      <style:text-properties fo:font-size="6pt" style:font-size-asian="6pt" style:font-size-complex="6pt"/>
    </style:style>
    <style:style style:name="T1" style:family="text">
      <style:text-properties style:font-name="Arial Narrow" fo:font-size="11pt" fo:language="en" fo:country="US" style:text-underline-style="solid" style:text-underline-width="auto" style:text-underline-color="font-color" style:font-size-asian="11pt" style:language-asian="tr" style:country-asian="TR" style:font-name-complex="Arial1" style:font-size-complex="11pt"/>
    </style:style>
    <style:style style:name="T2" style:family="text">
      <style:text-properties style:font-name="Arial Narrow" fo:font-size="11pt" fo:language="en" fo:country="US" fo:font-weight="bold" style:font-size-asian="11pt" style:language-asian="tr" style:country-asian="TR" style:font-weight-asian="bold" style:font-name-complex="Arial1" style:font-size-complex="11pt" style:font-weight-complex="bold"/>
    </style:style>
    <style:style style:name="T3" style:family="text">
      <style:text-properties style:font-name="Arial Narrow" fo:language="en" fo:country="US" fo:font-weight="bold" style:language-asian="tr" style:country-asian="TR" style:font-weight-asian="bold" style:font-name-complex="Arial1" style:font-weight-complex="bold"/>
    </style:style>
    <style:style style:name="T4" style:family="text">
      <style:text-properties fo:color="#008080" fo:language="en" fo:country="US" style:language-asian="tr" style:country-asian="TR" style:font-name-complex="Arial1"/>
    </style:style>
    <style:style style:name="T5" style:family="text">
      <style:text-properties fo:color="#003366" fo:language="en" fo:country="US" style:language-asian="tr" style:country-asian="TR" style:font-name-complex="Arial1"/>
    </style:style>
    <style:style style:name="T6" style:family="text">
      <style:text-properties fo:color="#0000ff" fo:language="en" fo:country="US" style:language-asian="tr" style:country-asian="TR" style:font-name-complex="Arial1"/>
    </style:style>
    <style:style style:name="T7" style:family="text">
      <style:text-properties fo:color="#808080" fo:language="en" fo:country="US" style:language-asian="tr" style:country-asian="TR" style:font-name-complex="Arial1"/>
    </style:style>
    <style:style style:name="T8" style:family="text">
      <style:text-properties fo:color="#4a442a" fo:language="en" fo:country="US" style:language-asian="tr" style:country-asian="TR" style:font-name-complex="Arial1"/>
    </style:style>
    <style:style style:name="T9" style:family="text">
      <style:text-properties fo:color="#c00000" fo:language="en" fo:country="US" style:language-asian="tr" style:country-asian="TR" style:font-name-complex="Arial1"/>
    </style:style>
    <style:style style:name="T10" style:family="text">
      <style:text-properties fo:language="en" fo:country="US" style:language-asian="tr" style:country-asian="TR" style:font-name-complex="Arial1"/>
    </style:style>
    <style:style style:name="T11" style:family="text">
      <style:text-properties fo:font-size="6pt" style:font-size-asian="6pt"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JECT: SINGLIX Operating System <text:s/>Issue: 4 <text:s/>Revision: 15 <text:s/>Date: 05/05/2025</text:span></text:p>
      <text:p text:style-name="P2">OWNER: ERDOĞAN TAN / Istanbul / Turkiye</text:p>
      <text:p text:style-name="P3"/>
      <text:p text:style-name="P51"><text:span text:style-name="T2">ROOT DIRECTORY DESCRIPTION TABLE Format of SINGLIX FS1, FS2 file systems</text:span></text:p>
      <text:p text:style-name="P52"><text:span text:style-name="T3"/></text:p>
      <table:table table:name="Tablo3" table:style-name="Tablo3">
        <table:table-column table:style-name="Tablo3.A"/>
        <table:table-column table:style-name="Tablo3.B"/>
        <table:table-column table:style-name="Tablo3.C"/>
        <table:table-column table:style-name="Tablo3.D"/>
        <table:table-column table:style-name="Tablo3.E"/>
        <table:table-column table:style-name="Tablo3.F"/>
        <table:table-row table:style-name="Tablo3.1">
          <table:table-cell table:style-name="Tablo3.A1" office:value-type="string">
            <text:p text:style-name="P6">Offset</text:p>
          </table:table-cell>
          <table:table-cell table:style-name="Tablo3.A1" office:value-type="string">
            <text:p text:style-name="P5">Item</text:p>
          </table:table-cell>
          <table:table-cell table:style-name="Tablo3.A1" office:value-type="string">
            <text:p text:style-name="P5">DATA</text:p>
          </table:table-cell>
          <table:table-cell table:style-name="Tablo3.A1" office:value-type="string">
            <text:p text:style-name="P7">Type</text:p>
          </table:table-cell>
          <table:table-cell table:style-name="Tablo3.A1" office:value-type="string">
            <text:p text:style-name="P7">Size</text:p>
          </table:table-cell>
          <table:table-cell table:style-name="Tablo3.F1" office:value-type="string">
            <text:p text:style-name="P5">Description of Item</text:p>
          </table:table-cell>
        </table:table-row>
        <table:table-row table:style-name="Tablo3.1">
          <table:table-cell table:style-name="Tablo3.A2" office:value-type="string">
            <text:p text:style-name="P11">0</text:p>
          </table:table-cell>
          <table:table-cell table:style-name="Tablo3.A2" office:value-type="string">
            <text:p text:style-name="P10">Directory Sign</text:p>
          </table:table-cell>
          <table:table-cell table:style-name="Tablo3.A2" office:value-type="string">
            <text:p text:style-name="P10">‘DDT’</text:p>
          </table:table-cell>
          <table:table-cell table:style-name="Tablo3.A2" office:value-type="string">
            <text:p text:style-name="P11">Char</text:p>
          </table:table-cell>
          <table:table-cell table:style-name="Tablo3.A2" office:value-type="string">
            <text:p text:style-name="P11">3 byte</text:p>
          </table:table-cell>
          <table:table-cell table:style-name="Tablo3.F2" office:value-type="string">
            <text:p text:style-name="P10">TR-SINGLIX Directory Description Table</text:p>
          </table:table-cell>
        </table:table-row>
        <table:table-row table:style-name="Tablo3.1">
          <table:table-cell table:style-name="Tablo3.A2" office:value-type="string">
            <text:p text:style-name="P16">3</text:p>
          </table:table-cell>
          <table:table-cell table:style-name="Tablo3.A2" office:value-type="string">
            <text:p text:style-name="P15">Reserved</text:p>
          </table:table-cell>
          <table:table-cell table:style-name="Tablo3.A2" office:value-type="string">
            <text:p text:style-name="P15">XXh</text:p>
          </table:table-cell>
          <table:table-cell table:style-name="Tablo3.A2" office:value-type="string">
            <text:p text:style-name="P16">Byte</text:p>
          </table:table-cell>
          <table:table-cell table:style-name="Tablo3.A2" office:value-type="string">
            <text:p text:style-name="P16">1 byte</text:p>
          </table:table-cell>
          <table:table-cell table:style-name="Tablo3.F2" office:value-type="string">
            <text:p text:style-name="P15">Must be 0 for Current/This DDT Version</text:p>
          </table:table-cell>
        </table:table-row>
        <table:table-row table:style-name="Tablo3.1">
          <table:table-cell table:style-name="Tablo3.A2" office:value-type="string">
            <text:p text:style-name="P18">4</text:p>
          </table:table-cell>
          <table:table-cell table:style-name="Tablo3.A2" office:value-type="string">
            <text:p text:style-name="P17">Sector Size</text:p>
          </table:table-cell>
          <table:table-cell table:style-name="Tablo3.A2" office:value-type="string">
            <text:p text:style-name="P19">XXh</text:p>
          </table:table-cell>
          <table:table-cell table:style-name="Tablo3.A2" office:value-type="string">
            <text:p text:style-name="P18"><text:s/>Byte</text:p>
          </table:table-cell>
          <table:table-cell table:style-name="Tablo3.A2" office:value-type="string">
            <text:p text:style-name="P18">1 byte</text:p>
          </table:table-cell>
          <table:table-cell table:style-name="Tablo3.F2" office:value-type="string">
            <text:p text:style-name="P17">Bytes per Sector (FS1=512, FS2=2048) as shift count</text:p>
          </table:table-cell>
        </table:table-row>
        <table:table-row table:style-name="Tablo3.1">
          <table:table-cell table:style-name="Tablo3.A2" office:value-type="string">
            <text:p text:style-name="P54">5</text:p>
          </table:table-cell>
          <table:table-cell table:style-name="Tablo3.A2" office:value-type="string">
            <text:p text:style-name="P53">Extent Allocation Type</text:p>
          </table:table-cell>
          <table:table-cell table:style-name="Tablo3.A2" office:value-type="string">
            <text:p text:style-name="P53">XXh</text:p>
          </table:table-cell>
          <table:table-cell table:style-name="Tablo3.A2" office:value-type="string">
            <text:p text:style-name="P54">Byte</text:p>
          </table:table-cell>
          <table:table-cell table:style-name="Tablo3.A2" office:value-type="string">
            <text:p text:style-name="P54">1 byte</text:p>
          </table:table-cell>
          <table:table-cell table:style-name="Tablo3.F2" office:value-type="string">
            <text:p text:style-name="P55">0 = direct, 1 = indirect</text:p>
          </table:table-cell>
        </table:table-row>
        <table:table-row table:style-name="Tablo3.1">
          <table:table-cell table:style-name="Tablo3.A2" office:value-type="string">
            <text:p text:style-name="P66"><text:span text:style-name="T10">6</text:span></text:p>
          </table:table-cell>
          <table:table-cell table:style-name="Tablo3.A2" office:value-type="string">
            <text:p text:style-name="P65"><text:span text:style-name="T10">Root Directory Sign</text:span></text:p>
          </table:table-cell>
          <table:table-cell table:style-name="Tablo3.A2" office:value-type="string">
            <text:p text:style-name="P65"><text:span text:style-name="T10">‘RT’</text:span></text:p>
          </table:table-cell>
          <table:table-cell table:style-name="Tablo3.A2" office:value-type="string">
            <text:p text:style-name="P66"><text:span text:style-name="T10">Word</text:span></text:p>
          </table:table-cell>
          <table:table-cell table:style-name="Tablo3.A2" office:value-type="string">
            <text:p text:style-name="P66"><text:span text:style-name="T10">2 byte</text:span></text:p>
          </table:table-cell>
          <table:table-cell table:style-name="Tablo3.F2" office:value-type="string">
            <text:p text:style-name="P65"><text:span text:style-name="T10">‘RT’ as Root Directory Identifier</text:span></text:p>
          </table:table-cell>
        </table:table-row>
        <table:table-row table:style-name="Tablo3.1">
          <table:table-cell table:style-name="Tablo3.A2" office:value-type="string">
            <text:p text:style-name="P20">8</text:p>
          </table:table-cell>
          <table:table-cell table:style-name="Tablo3.A2" office:value-type="string">
            <text:p text:style-name="P19">Directory Number</text:p>
          </table:table-cell>
          <table:table-cell table:style-name="Tablo3.A2" office:value-type="string">
            <text:p text:style-name="P19">XXXXXXXXh</text:p>
          </table:table-cell>
          <table:table-cell table:style-name="Tablo3.A2" office:value-type="string">
            <text:p text:style-name="P20">Dword</text:p>
          </table:table-cell>
          <table:table-cell table:style-name="Tablo3.A2" office:value-type="string">
            <text:p text:style-name="P20">4 byte</text:p>
          </table:table-cell>
          <table:table-cell table:style-name="Tablo3.F2" office:value-type="string">
            <text:p text:style-name="P50"><text:span text:style-name="T5">(This) DDT Address of <text:s/>Root </text:span><text:bookmark text:name="Bookmark"/><text:span text:style-name="T5">Directory (Offset)</text:span></text:p>
          </table:table-cell>
        </table:table-row>
        <table:table-row table:style-name="Tablo3.1">
          <table:table-cell table:style-name="Tablo3.A2" office:value-type="string">
            <text:p text:style-name="P9">12</text:p>
          </table:table-cell>
          <table:table-cell table:style-name="Tablo3.A2" office:value-type="string">
            <text:p text:style-name="P8">Sector Count</text:p>
          </table:table-cell>
          <table:table-cell table:style-name="Tablo3.A2" office:value-type="string">
            <text:p text:style-name="P8">XXXXXXXXh</text:p>
          </table:table-cell>
          <table:table-cell table:style-name="Tablo3.A2" office:value-type="string">
            <text:p text:style-name="P9">Dword</text:p>
          </table:table-cell>
          <table:table-cell table:style-name="Tablo3.A2" office:value-type="string">
            <text:p text:style-name="P9">4 byte</text:p>
          </table:table-cell>
          <table:table-cell table:style-name="Tablo3.F2" office:value-type="string">
            <text:p text:style-name="P8">Number of Sectors (belong to <text:s/>root dir, except DDT)</text:p>
          </table:table-cell>
        </table:table-row>
        <table:table-row table:style-name="Tablo3.1">
          <table:table-cell table:style-name="Tablo3.A2" office:value-type="string">
            <text:p text:style-name="P21">16</text:p>
          </table:table-cell>
          <table:table-cell table:style-name="Tablo3.A2" office:value-type="string">
            <text:p text:style-name="P60"><text:span text:style-name="T6">Beginning Sector</text:span></text:p>
          </table:table-cell>
          <table:table-cell table:style-name="Tablo3.A2" office:value-type="string">
            <text:p text:style-name="P60"><text:span text:style-name="T6">XXXXXXXXh</text:span></text:p>
          </table:table-cell>
          <table:table-cell table:style-name="Tablo3.A2" office:value-type="string">
            <text:p text:style-name="P61"><text:span text:style-name="T6">Dword</text:span></text:p>
          </table:table-cell>
          <table:table-cell table:style-name="Tablo3.A2" office:value-type="string">
            <text:p text:style-name="P61"><text:span text:style-name="T6">4 byte</text:span></text:p>
          </table:table-cell>
          <table:table-cell table:style-name="Tablo3.F2" office:value-type="string">
            <text:p text:style-name="P60"><text:span text:style-name="T6">Volume Beginning Sector (LBA) Address (abs)</text:span></text:p>
          </table:table-cell>
        </table:table-row>
        <table:table-row table:style-name="Tablo3.1">
          <table:table-cell table:style-name="Tablo3.A2" office:value-type="string">
            <text:p text:style-name="P23">20</text:p>
          </table:table-cell>
          <table:table-cell table:style-name="Tablo3.A2" office:value-type="string">
            <text:p text:style-name="P60"><text:span text:style-name="T9">Parent Dir Serial</text:span></text:p>
          </table:table-cell>
          <table:table-cell table:style-name="Tablo3.A2" office:value-type="string">
            <text:p text:style-name="P60"><text:span text:style-name="T9">FFFFFFFFh</text:span></text:p>
          </table:table-cell>
          <table:table-cell table:style-name="Tablo3.A2" office:value-type="string">
            <text:p text:style-name="P61"><text:span text:style-name="T9">Dword</text:span></text:p>
          </table:table-cell>
          <table:table-cell table:style-name="Tablo3.A2" office:value-type="string">
            <text:p text:style-name="P61"><text:span text:style-name="T9">4 byte</text:span></text:p>
          </table:table-cell>
          <table:table-cell table:style-name="Tablo3.F2" office:value-type="string">
            <text:p text:style-name="P60"><text:span text:style-name="T9">Must be FFFFFFFFh for root directory.</text:span></text:p>
          </table:table-cell>
        </table:table-row>
        <table:table-row table:style-name="Tablo3.1">
          <table:table-cell table:style-name="Tablo3.A2" office:value-type="string">
            <text:p text:style-name="P26">24</text:p>
          </table:table-cell>
          <table:table-cell table:style-name="Tablo3.A2" office:value-type="string">
            <text:p text:style-name="P25">Directory Size</text:p>
          </table:table-cell>
          <table:table-cell table:style-name="Tablo3.A2" office:value-type="string">
            <text:p text:style-name="P25">XXXXXXXXh</text:p>
          </table:table-cell>
          <table:table-cell table:style-name="Tablo3.A2" office:value-type="string">
            <text:p text:style-name="P26">Dword</text:p>
          </table:table-cell>
          <table:table-cell table:style-name="Tablo3.A2" office:value-type="string">
            <text:p text:style-name="P26">4 byte</text:p>
          </table:table-cell>
          <table:table-cell table:style-name="Tablo3.F2" office:value-type="string">
            <text:p text:style-name="P25">Directory Size in bytes.</text:p>
          </table:table-cell>
        </table:table-row>
        <table:table-row table:style-name="Tablo3.1">
          <table:table-cell table:style-name="Tablo3.A2" office:value-type="string">
            <text:p text:style-name="P28">28</text:p>
          </table:table-cell>
          <table:table-cell table:style-name="Tablo3.A2" office:value-type="string">
            <text:p text:style-name="P27">Sub Directory Level</text:p>
          </table:table-cell>
          <table:table-cell table:style-name="Tablo3.A2" office:value-type="string">
            <text:p text:style-name="P27">XXXXh</text:p>
          </table:table-cell>
          <table:table-cell table:style-name="Tablo3.A2" office:value-type="string">
            <text:p text:style-name="P28">Word</text:p>
          </table:table-cell>
          <table:table-cell table:style-name="Tablo3.A2" office:value-type="string">
            <text:p text:style-name="P28">2 byte</text:p>
          </table:table-cell>
          <table:table-cell table:style-name="Tablo3.F2" office:value-type="string">
            <text:p text:style-name="P27">Sub directory level should be 0 for Root Directory</text:p>
          </table:table-cell>
        </table:table-row>
        <table:table-row table:style-name="Tablo3.1">
          <table:table-cell table:style-name="Tablo3.A2" office:value-type="string">
            <text:p text:style-name="P30">30</text:p>
          </table:table-cell>
          <table:table-cell table:style-name="Tablo3.A2" office:value-type="string">
            <text:p text:style-name="P29">Attributes</text:p>
          </table:table-cell>
          <table:table-cell table:style-name="Tablo3.A2" office:value-type="string">
            <text:p text:style-name="P29">1 byte</text:p>
          </table:table-cell>
          <table:table-cell table:style-name="Tablo3.A2" office:value-type="string">
            <text:p text:style-name="P30">Byte</text:p>
          </table:table-cell>
          <table:table-cell table:style-name="Tablo3.A2" office:value-type="string">
            <text:p text:style-name="P30">1 byte</text:p>
          </table:table-cell>
          <table:table-cell table:style-name="Tablo3.F2" office:value-type="string">
            <text:p text:style-name="P29">(Dos type) Directory Attributes (0,0,A,D,V,S,H,R)</text:p>
          </table:table-cell>
        </table:table-row>
        <table:table-row table:style-name="Tablo3.1">
          <table:table-cell table:style-name="Tablo3.A2" office:value-type="string">
            <text:p text:style-name="P23">31</text:p>
          </table:table-cell>
          <table:table-cell table:style-name="Tablo3.A2" office:value-type="string">
            <text:p text:style-name="P22">Extended Attributes</text:p>
          </table:table-cell>
          <table:table-cell table:style-name="Tablo3.A2" office:value-type="string">
            <text:p text:style-name="P22">1 byte</text:p>
          </table:table-cell>
          <table:table-cell table:style-name="Tablo3.A2" office:value-type="string">
            <text:p text:style-name="P23">Byte</text:p>
          </table:table-cell>
          <table:table-cell table:style-name="Tablo3.A2" office:value-type="string">
            <text:p text:style-name="P23">1 byte</text:p>
          </table:table-cell>
          <table:table-cell table:style-name="Tablo3.F2" office:value-type="string">
            <text:p text:style-name="P24">User, Group, Others Permission Flags</text:p>
          </table:table-cell>
        </table:table-row>
        <table:table-row table:style-name="Tablo3.1">
          <table:table-cell table:style-name="Tablo3.A2" office:value-type="string">
            <text:p text:style-name="P64"><text:span text:style-name="T10">32*</text:span></text:p>
          </table:table-cell>
          <table:table-cell table:style-name="Tablo3.A2" office:value-type="string">
            <text:p text:style-name="P63"><text:span text:style-name="T10">Reserved</text:span></text:p>
          </table:table-cell>
          <table:table-cell table:style-name="Tablo3.A2" office:value-type="string">
            <text:p text:style-name="P63"><text:span text:style-name="T10">8 bytes</text:span></text:p>
          </table:table-cell>
          <table:table-cell table:style-name="Tablo3.A2" office:value-type="string">
            <text:p text:style-name="P64"><text:span text:style-name="T10">Byte</text:span></text:p>
          </table:table-cell>
          <table:table-cell table:style-name="Tablo3.A2" office:value-type="string">
            <text:p text:style-name="P64"><text:span text:style-name="T10">8 byte</text:span></text:p>
          </table:table-cell>
          <table:table-cell table:style-name="Tablo3.F2" office:value-type="string">
            <text:p text:style-name="P63"><text:span text:style-name="T10">Reserved for TR-MULTIX (must be 0)</text:span></text:p>
          </table:table-cell>
        </table:table-row>
        <table:table-row table:style-name="Tablo3.1">
          <table:table-cell table:style-name="Tablo3.A2" office:value-type="string">
            <text:p text:style-name="P36">40</text:p>
          </table:table-cell>
          <table:table-cell table:style-name="Tablo3.A2" office:value-type="string">
            <text:p text:style-name="P35">Country</text:p>
          </table:table-cell>
          <table:table-cell table:style-name="Tablo3.A2" office:value-type="string">
            <text:p text:style-name="P35">XXh</text:p>
          </table:table-cell>
          <table:table-cell table:style-name="Tablo3.A2" office:value-type="string">
            <text:p text:style-name="P36">Byte</text:p>
          </table:table-cell>
          <table:table-cell table:style-name="Tablo3.A2" office:value-type="string">
            <text:p text:style-name="P36">1 byte</text:p>
          </table:table-cell>
          <table:table-cell table:style-name="Tablo3.F2" office:value-type="string">
            <text:p text:style-name="P35">Language, Date, Text Format (default = 0)</text:p>
          </table:table-cell>
        </table:table-row>
        <table:table-row table:style-name="Tablo3.1">
          <table:table-cell table:style-name="Tablo3.A2" office:value-type="string">
            <text:p text:style-name="P38">41</text:p>
          </table:table-cell>
          <table:table-cell table:style-name="Tablo3.A2" office:value-type="string">
            <text:p text:style-name="P37">Time Zone</text:p>
          </table:table-cell>
          <table:table-cell table:style-name="Tablo3.A2" office:value-type="string">
            <text:p text:style-name="P37">XXh</text:p>
          </table:table-cell>
          <table:table-cell table:style-name="Tablo3.A2" office:value-type="string">
            <text:p text:style-name="P38">Byte</text:p>
          </table:table-cell>
          <table:table-cell table:style-name="Tablo3.A2" office:value-type="string">
            <text:p text:style-name="P38">1 byte</text:p>
          </table:table-cell>
          <table:table-cell table:style-name="Tablo3.F2" office:value-type="string">
            <text:p text:style-name="P37">-11 to +12 (GMT = 0, default = 0)</text:p>
          </table:table-cell>
        </table:table-row>
        <table:table-row table:style-name="Tablo3.1">
          <table:table-cell table:style-name="Tablo3.A2" office:value-type="string">
            <text:p text:style-name="P14">42</text:p>
          </table:table-cell>
          <table:table-cell table:style-name="Tablo3.A2" office:value-type="string">
            <text:p text:style-name="P13">Creating Century</text:p>
          </table:table-cell>
          <table:table-cell table:style-name="Tablo3.A2" office:value-type="string">
            <text:p text:style-name="P13">XXh</text:p>
          </table:table-cell>
          <table:table-cell table:style-name="Tablo3.A2" office:value-type="string">
            <text:p text:style-name="P14">Byte</text:p>
          </table:table-cell>
          <table:table-cell table:style-name="Tablo3.A2" office:value-type="string">
            <text:p text:style-name="P14">1 byte</text:p>
          </table:table-cell>
          <table:table-cell table:style-name="Tablo3.F2" office:value-type="string">
            <text:p text:style-name="P60"><text:span text:style-name="T4">Century </text:span><text:span text:style-name="T4">in Binary Coded Decimal (BCD) </text:span><text:span text:style-name="T7">(20)</text:span></text:p>
          </table:table-cell>
        </table:table-row>
        <table:table-row table:style-name="Tablo3.1">
          <table:table-cell table:style-name="Tablo3.A2" office:value-type="string">
            <text:p text:style-name="P14">43</text:p>
          </table:table-cell>
          <table:table-cell table:style-name="Tablo3.A2" office:value-type="string">
            <text:p text:style-name="P13">Creating Year</text:p>
          </table:table-cell>
          <table:table-cell table:style-name="Tablo3.A2" office:value-type="string">
            <text:p text:style-name="P13">XXh</text:p>
          </table:table-cell>
          <table:table-cell table:style-name="Tablo3.A2" office:value-type="string">
            <text:p text:style-name="P14">Byte</text:p>
          </table:table-cell>
          <table:table-cell table:style-name="Tablo3.A2" office:value-type="string">
            <text:p text:style-name="P14">1 byte</text:p>
          </table:table-cell>
          <table:table-cell table:style-name="Tablo3.F2" office:value-type="string">
            <text:p text:style-name="P60"><text:span text:style-name="T4">Year </text:span><text:span text:style-name="T4">in Binary Coded Decimal (BCD) <text:s text:c="5"/></text:span><text:span text:style-name="T7">(18)</text:span></text:p>
          </table:table-cell>
        </table:table-row>
        <table:table-row table:style-name="Tablo3.1">
          <table:table-cell table:style-name="Tablo3.A2" office:value-type="string">
            <text:p text:style-name="P14">44</text:p>
          </table:table-cell>
          <table:table-cell table:style-name="Tablo3.A2" office:value-type="string">
            <text:p text:style-name="P13">Creating Month</text:p>
          </table:table-cell>
          <table:table-cell table:style-name="Tablo3.A2" office:value-type="string">
            <text:p text:style-name="P13">XXh</text:p>
          </table:table-cell>
          <table:table-cell table:style-name="Tablo3.A2" office:value-type="string">
            <text:p text:style-name="P14">Bute</text:p>
          </table:table-cell>
          <table:table-cell table:style-name="Tablo3.A2" office:value-type="string">
            <text:p text:style-name="P14">1 byte</text:p>
          </table:table-cell>
          <table:table-cell table:style-name="Tablo3.F2" office:value-type="string">
            <text:p text:style-name="P13">Month in Binary Coded Decimal (BCD)</text:p>
          </table:table-cell>
        </table:table-row>
        <table:table-row table:style-name="Tablo3.1">
          <table:table-cell table:style-name="Tablo3.A2" office:value-type="string">
            <text:p text:style-name="P14">45</text:p>
          </table:table-cell>
          <table:table-cell table:style-name="Tablo3.A2" office:value-type="string">
            <text:p text:style-name="P13">Creating Day</text:p>
          </table:table-cell>
          <table:table-cell table:style-name="Tablo3.A2" office:value-type="string">
            <text:p text:style-name="P13">XXh</text:p>
          </table:table-cell>
          <table:table-cell table:style-name="Tablo3.A2" office:value-type="string">
            <text:p text:style-name="P14">Byte</text:p>
          </table:table-cell>
          <table:table-cell table:style-name="Tablo3.A2" office:value-type="string">
            <text:p text:style-name="P14">1 byte</text:p>
          </table:table-cell>
          <table:table-cell table:style-name="Tablo3.F2" office:value-type="string">
            <text:p text:style-name="P13">Day in Binary Coded Decimal (BCD)</text:p>
          </table:table-cell>
        </table:table-row>
        <table:table-row table:style-name="Tablo3.1">
          <table:table-cell table:style-name="Tablo3.A2" office:value-type="string">
            <text:p text:style-name="P14">46</text:p>
          </table:table-cell>
          <table:table-cell table:style-name="Tablo3.A2" office:value-type="string">
            <text:p text:style-name="P13">Creating Hour</text:p>
          </table:table-cell>
          <table:table-cell table:style-name="Tablo3.A2" office:value-type="string">
            <text:p text:style-name="P13">XXh</text:p>
          </table:table-cell>
          <table:table-cell table:style-name="Tablo3.A2" office:value-type="string">
            <text:p text:style-name="P14">Byte</text:p>
          </table:table-cell>
          <table:table-cell table:style-name="Tablo3.A2" office:value-type="string">
            <text:p text:style-name="P14">1 byte</text:p>
          </table:table-cell>
          <table:table-cell table:style-name="Tablo3.F2" office:value-type="string">
            <text:p text:style-name="P60"><text:span text:style-name="T4">Hour </text:span><text:span text:style-name="T4">in Binary Coded Decimal (BCD)</text:span></text:p>
          </table:table-cell>
        </table:table-row>
        <table:table-row table:style-name="Tablo3.1">
          <table:table-cell table:style-name="Tablo3.A2" office:value-type="string">
            <text:p text:style-name="P14">47</text:p>
          </table:table-cell>
          <table:table-cell table:style-name="Tablo3.A2" office:value-type="string">
            <text:p text:style-name="P13">Creating Minute</text:p>
          </table:table-cell>
          <table:table-cell table:style-name="Tablo3.A2" office:value-type="string">
            <text:p text:style-name="P13">XXh</text:p>
          </table:table-cell>
          <table:table-cell table:style-name="Tablo3.A2" office:value-type="string">
            <text:p text:style-name="P14">Byte</text:p>
          </table:table-cell>
          <table:table-cell table:style-name="Tablo3.A2" office:value-type="string">
            <text:p text:style-name="P14">1 byte</text:p>
          </table:table-cell>
          <table:table-cell table:style-name="Tablo3.F2" office:value-type="string">
            <text:p text:style-name="P13">Minute in Binary Coded Decimal (BCD)</text:p>
          </table:table-cell>
        </table:table-row>
        <table:table-row table:style-name="Tablo3.1">
          <table:table-cell table:style-name="Tablo3.A2" office:value-type="string">
            <text:p text:style-name="P14">48</text:p>
          </table:table-cell>
          <table:table-cell table:style-name="Tablo3.A2" office:value-type="string">
            <text:p text:style-name="P13">Creating Second</text:p>
          </table:table-cell>
          <table:table-cell table:style-name="Tablo3.A2" office:value-type="string">
            <text:p text:style-name="P13">XXh</text:p>
          </table:table-cell>
          <table:table-cell table:style-name="Tablo3.A2" office:value-type="string">
            <text:p text:style-name="P14">Byte</text:p>
          </table:table-cell>
          <table:table-cell table:style-name="Tablo3.A2" office:value-type="string">
            <text:p text:style-name="P14">1 byte</text:p>
          </table:table-cell>
          <table:table-cell table:style-name="Tablo3.F2" office:value-type="string">
            <text:p text:style-name="P13">Second in Binary Coded Decimal (BCD)</text:p>
          </table:table-cell>
        </table:table-row>
        <table:table-row table:style-name="Tablo3.1">
          <table:table-cell table:style-name="Tablo3.A2" office:value-type="string">
            <text:p text:style-name="P11">49</text:p>
          </table:table-cell>
          <table:table-cell table:style-name="Tablo3.A2" office:value-type="string">
            <text:p text:style-name="P10">C. Time Mode</text:p>
          </table:table-cell>
          <table:table-cell table:style-name="Tablo3.A2" office:value-type="string">
            <text:p text:style-name="P10">XXh</text:p>
          </table:table-cell>
          <table:table-cell table:style-name="Tablo3.A2" office:value-type="string">
            <text:p text:style-name="P11">Byte</text:p>
          </table:table-cell>
          <table:table-cell table:style-name="Tablo3.A2" office:value-type="string">
            <text:p text:style-name="P11">1 byte</text:p>
          </table:table-cell>
          <table:table-cell table:style-name="Tablo3.F2" office:value-type="string">
            <text:p text:style-name="P10">0 = Standard Time, 1 = Daylight Saving</text:p>
          </table:table-cell>
        </table:table-row>
        <table:table-row table:style-name="Tablo3.1">
          <table:table-cell table:style-name="Tablo3.A2" office:value-type="string">
            <text:p text:style-name="P11">50</text:p>
          </table:table-cell>
          <table:table-cell table:style-name="Tablo3.A2" office:value-type="string">
            <text:p text:style-name="P10">Last Modif. Date</text:p>
          </table:table-cell>
          <table:table-cell table:style-name="Tablo3.A2" office:value-type="string">
            <text:p text:style-name="P10">XXXXXXXXh</text:p>
          </table:table-cell>
          <table:table-cell table:style-name="Tablo3.A2" office:value-type="string">
            <text:p text:style-name="P11">Dword</text:p>
          </table:table-cell>
          <table:table-cell table:style-name="Tablo3.A2" office:value-type="string">
            <text:p text:style-name="P11">4 byte</text:p>
          </table:table-cell>
          <table:table-cell table:style-name="Tablo3.F2" office:value-type="string">
            <text:p text:style-name="P10">The Last Modification/Write Date (BCD)</text:p>
          </table:table-cell>
        </table:table-row>
        <table:table-row table:style-name="Tablo3.1">
          <table:table-cell table:style-name="Tablo3.A2" office:value-type="string">
            <text:p text:style-name="P11">54</text:p>
          </table:table-cell>
          <table:table-cell table:style-name="Tablo3.A2" office:value-type="string">
            <text:p text:style-name="P10">Last Modif. Time</text:p>
          </table:table-cell>
          <table:table-cell table:style-name="Tablo3.A2" office:value-type="string">
            <text:p text:style-name="P10">XXXXXXh</text:p>
          </table:table-cell>
          <table:table-cell table:style-name="Tablo3.A2" office:value-type="string">
            <text:p text:style-name="P11">Byte</text:p>
          </table:table-cell>
          <table:table-cell table:style-name="Tablo3.A2" office:value-type="string">
            <text:p text:style-name="P11">3 byte</text:p>
          </table:table-cell>
          <table:table-cell table:style-name="Tablo3.F2" office:value-type="string">
            <text:p text:style-name="P10">The Last Modification/Write Time (BCD)</text:p>
          </table:table-cell>
        </table:table-row>
        <table:table-row table:style-name="Tablo3.1">
          <table:table-cell table:style-name="Tablo3.A2" office:value-type="string">
            <text:p text:style-name="P39">57</text:p>
          </table:table-cell>
          <table:table-cell table:style-name="Tablo3.A2" office:value-type="string">
            <text:p text:style-name="P10">L. M. Time Mode</text:p>
          </table:table-cell>
          <table:table-cell table:style-name="Tablo3.A2" office:value-type="string">
            <text:p text:style-name="P10">XXh</text:p>
          </table:table-cell>
          <table:table-cell table:style-name="Tablo3.A2" office:value-type="string">
            <text:p text:style-name="P11">Byte</text:p>
          </table:table-cell>
          <table:table-cell table:style-name="Tablo3.A2" office:value-type="string">
            <text:p text:style-name="P11">1 byte</text:p>
          </table:table-cell>
          <table:table-cell table:style-name="Tablo3.F2" office:value-type="string">
            <text:p text:style-name="P10">0 = Standard, 1 = Daylight Saving Time</text:p>
          </table:table-cell>
        </table:table-row>
        <table:table-row table:style-name="Tablo3.1">
          <table:table-cell table:style-name="Tablo3.A2" office:value-type="string">
            <text:p text:style-name="P56">58</text:p>
          </table:table-cell>
          <table:table-cell table:style-name="Tablo3.A2" office:value-type="string">
            <text:p text:style-name="P57"><text:span text:style-name="T10">Volume Serial No.</text:span></text:p>
          </table:table-cell>
          <table:table-cell table:style-name="Tablo3.A2" office:value-type="string">
            <text:p text:style-name="P57"><text:span text:style-name="T10">XXXXXXXXh</text:span></text:p>
          </table:table-cell>
          <table:table-cell table:style-name="Tablo3.A2" office:value-type="string">
            <text:p text:style-name="P58"><text:span text:style-name="T10">Dword</text:span></text:p>
          </table:table-cell>
          <table:table-cell table:style-name="Tablo3.A2" office:value-type="string">
            <text:p text:style-name="P58"><text:span text:style-name="T10">4 byte</text:span></text:p>
          </table:table-cell>
          <table:table-cell table:style-name="Tablo3.F2" office:value-type="string">
            <text:p text:style-name="P57"><text:span text:style-name="T10">Volume (Root Directory) Serial No. (Tick Count)</text:span></text:p>
          </table:table-cell>
        </table:table-row>
        <table:table-row table:style-name="Tablo3.1">
          <table:table-cell table:style-name="Tablo3.A2" office:value-type="string">
            <text:p text:style-name="P34">62</text:p>
          </table:table-cell>
          <table:table-cell table:style-name="Tablo3.A2" office:value-type="string">
            <text:p text:style-name="P33">Long Name Length</text:p>
          </table:table-cell>
          <table:table-cell table:style-name="Tablo3.A2" office:value-type="string">
            <text:p text:style-name="P33">00h</text:p>
          </table:table-cell>
          <table:table-cell table:style-name="Tablo3.A2" office:value-type="string">
            <text:p text:style-name="P34">Byte</text:p>
          </table:table-cell>
          <table:table-cell table:style-name="Tablo3.A2" office:value-type="string">
            <text:p text:style-name="P34">1 byte</text:p>
          </table:table-cell>
          <table:table-cell table:style-name="Tablo3.F2" office:value-type="string">
            <text:p text:style-name="P33">Length of unicode dir name <text:s/>= <text:s/>0 (for root dir)</text:p>
          </table:table-cell>
        </table:table-row>
        <table:table-row table:style-name="Tablo3.1">
          <table:table-cell table:style-name="Tablo3.A2" office:value-type="string">
            <text:p text:style-name="P32">63</text:p>
          </table:table-cell>
          <table:table-cell table:style-name="Tablo3.A2" office:value-type="string">
            <text:p text:style-name="P31"><text:s/>Volume Name Type</text:p>
          </table:table-cell>
          <table:table-cell table:style-name="Tablo3.A2" office:value-type="string">
            <text:p text:style-name="P31">XXh</text:p>
          </table:table-cell>
          <table:table-cell table:style-name="Tablo3.A2" office:value-type="string">
            <text:p text:style-name="P32">Byte</text:p>
          </table:table-cell>
          <table:table-cell table:style-name="Tablo3.A2" office:value-type="string">
            <text:p text:style-name="P32">1 byte</text:p>
          </table:table-cell>
          <table:table-cell table:style-name="Tablo3.F2" office:value-type="string">
            <text:p text:style-name="P31">0 = Default, 12 = Msdos, 14 = Unix, 64 = Singlix</text:p>
          </table:table-cell>
        </table:table-row>
        <table:table-row table:style-name="Tablo3.1">
          <table:table-cell table:style-name="Tablo3.A2" office:value-type="string">
            <text:p text:style-name="P41">64</text:p>
          </table:table-cell>
          <table:table-cell table:style-name="Tablo3.A2" office:value-type="string">
            <text:p text:style-name="P40"><text:s/>Volume Name</text:p>
          </table:table-cell>
          <table:table-cell table:style-name="Tablo3.A2" office:value-type="string">
            <text:p text:style-name="P40">64 chars</text:p>
          </table:table-cell>
          <table:table-cell table:style-name="Tablo3.A2" office:value-type="string">
            <text:p text:style-name="P41">Char</text:p>
          </table:table-cell>
          <table:table-cell table:style-name="Tablo3.A2" office:value-type="string">
            <text:p text:style-name="P41">64 byte</text:p>
          </table:table-cell>
          <table:table-cell table:style-name="Tablo3.F2" office:value-type="string">
            <text:p text:style-name="P40">FS Volume Name String (Zero Padded)</text:p>
          </table:table-cell>
        </table:table-row>
        <table:table-row table:style-name="Tablo3.1">
          <table:table-cell table:style-name="Tablo3.A2" office:value-type="string">
            <text:p text:style-name="P43">128</text:p>
          </table:table-cell>
          <table:table-cell table:style-name="Tablo3.A2" office:value-type="string">
            <text:p text:style-name="P42">Extents Table</text:p>
          </table:table-cell>
          <table:table-cell table:style-name="Tablo3.A2" office:value-type="string">
            <text:p text:style-name="P42">16*(4+4) bytes</text:p>
          </table:table-cell>
          <table:table-cell table:style-name="Tablo3.A2" office:value-type="string">
            <text:p text:style-name="P43">Dword</text:p>
          </table:table-cell>
          <table:table-cell table:style-name="Tablo3.A2" office:value-type="string">
            <text:p text:style-name="P43">128 byte</text:p>
          </table:table-cell>
          <table:table-cell table:style-name="Tablo3.F2" office:value-type="string">
            <text:p text:style-name="P42">Table of 16 direct or indirect extent addresses</text:p>
          </table:table-cell>
        </table:table-row>
        <table:table-row table:style-name="Tablo3.1">
          <table:table-cell table:style-name="Tablo3.A2" office:value-type="string">
            <text:p text:style-name="P34">256</text:p>
          </table:table-cell>
          <table:table-cell table:style-name="Tablo3.A2" office:value-type="string">
            <text:p text:style-name="P33">Reserved</text:p>
          </table:table-cell>
          <table:table-cell table:style-name="Tablo3.A2" office:value-type="string">
            <text:p text:style-name="P33">256 bytes</text:p>
          </table:table-cell>
          <table:table-cell table:style-name="Tablo3.A2" office:value-type="string">
            <text:p text:style-name="P34">Byte</text:p>
          </table:table-cell>
          <table:table-cell table:style-name="Tablo3.A2" office:value-type="string">
            <text:p text:style-name="P34">256 byte</text:p>
          </table:table-cell>
          <table:table-cell table:style-name="Tablo3.F2" office:value-type="string">
            <text:p text:style-name="P33">Reserved/Optional data for Root Directory </text:p>
          </table:table-cell>
        </table:table-row>
        <table:table-row table:style-name="Tablo3.1">
          <table:table-cell table:style-name="Tablo3.A2" office:value-type="string">
            <text:p text:style-name="P14">512**</text:p>
          </table:table-cell>
          <table:table-cell table:style-name="Tablo3.A2" office:value-type="string">
            <text:p text:style-name="P13">Reserved</text:p>
          </table:table-cell>
          <table:table-cell table:style-name="Tablo3.A2" office:value-type="string">
            <text:p text:style-name="P13">?</text:p>
          </table:table-cell>
          <table:table-cell table:style-name="Tablo3.A2" office:value-type="string">
            <text:p text:style-name="P14">Byte</text:p>
          </table:table-cell>
          <table:table-cell table:style-name="Tablo3.A2" office:value-type="string">
            <text:p text:style-name="P14">1536 byte</text:p>
          </table:table-cell>
          <table:table-cell table:style-name="Tablo3.F2" office:value-type="string">
            <text:p text:style-name="P13">Optional/Reserved Area for FS2 Directories/Files</text:p>
          </table:table-cell>
        </table:table-row>
      </table:table>
      <text:p text:style-name="P67"/>
      <text:p text:style-name="P44">* Used by TR-MULTIX (Multiuser, Multitasking) Operating System, only!</text:p>
      <text:p text:style-name="P10">** 1536 byte extra description for 2048 bytes per sector File System (FS2), only ! Optional !</text:p>
      <text:p text:style-name="P12"/>
      <text:p text:style-name="P60"><text:span text:style-name="T7">NOTE: <text:s/>Root Dir. Entry: FFFFFFFFh is erased entry, 0 is end of root dir. entries. Root dir. entries are the FDT or DDT addresses of files or sub directories. (32 bit sector offset number which is &gt; 0 and &lt; FFFFFFFFh)</text:span></text:p>
      <text:p text:style-name="P62"><text:span text:style-name="T7"> </text:span></text:p>
      <text:p text:style-name="P60"><text:span text:style-name="T7">Root directory is the parent directory of all sub directory level 1 directories (of course if they are recorded in root directory entries.) Directory Description Table Offset <text:s/>28 is for Sub Directory Level. The ZERO value at RDT Offset 28 indicates it is ROOT directory (also Parent Dir Serial Number 0FFFFFFFFh and <text:s/>‘RT’ identifier in root directory signature field indicates that). The Operating System Software/Kernel or a program which uses this SINGLIX FS, must check the letter “DDT” letters at the beginning of directory descriptor table and then 0FFFFFFFFh in Parent Dir Serial Number field and 0 in Sub Directory Level field and 'RT' in Root Directory Identifier field. (At Offset 0, “D” is for directories, “F” is for files. “DE” shows that directory/files is actually deleted, cannot be undeleted because of it is removed from UNDELETE directory. And corresponding Disk Allocation Table/Bitmap bits are set to 1 and indicates to the sectors of that directory/file as DELETED/FreeForUse.)</text:span></text:p>
      <text:p text:style-name="P48"/>
      <text:p text:style-name="P60"><text:span text:style-name="T7">Root/Parent Dir. Serial number is used for that purpose: When a dir or file is deleted, it will be removed from root/parent dir entries by replacing child directory or file number to FFFFFFFFh = deleted entry sign. And, it will be located in UNDELETE Directory as a new deleted file entry. When user want to undelete this file, if the directory (volume) serial number in the parent/root directory descriptor table is same with the number declared as parent dir serial number in child dir/file descriptor table, the deleted directory or file will be restored in the root directory. Directory serial number is just a tick count which always different by the computer’s timer ticks. (as like as volume serial number.)</text:span></text:p>
      <text:p text:style-name="P60"><text:span text:style-name="T7"> </text:span></text:p>
      <text:p text:style-name="P47"><text:soft-page-break/>Directory serial number checkup is performed for preventing accidental/wrong restore operations. Because, a directory can be deleted, then, a new directory description table can be created on same disk sector, only serial number check (because of serial number is the timer tick count) will provide determining of that DDT is actually the parent directory’s description table or a new directory description table. Also, Root Directory Serial Number is (same with) Volume (File System) Serial Number; Root Directory Serial Number is not needed for undelete procedure. (There is only one root directory in a FS and it cannot be deleted.)</text:p>
      <text:p text:style-name="P46"/>
      <text:p text:style-name="P45">Singlix FS file system uses extents which are contiguous/sequental sectors (like as variable size clusters) for file allocation on disk volume (partition). <text:s/>Length (sector count) of an extent may be 1 to File Size / Sector Size sectors. <text:s/>At the beginning, 16 direct extent fields/rows <text:s/>are used in FDT <text:s/>(in Extent Table space). Every direct extent field/row is 2 dwords. The 1st one is for file offset (as sector) and the 2nd is disk sector address (offset). When file grows beyond 16 extents . Indirect extents table is used. And 16 direct extent entries are changed to 16 indirect table entries. Each indirect table contains entries for 64 direct extents (if sector size is 512 bytes).</text:p>
      <text:p text:style-name="P45"><text:s/></text:p>
      <text:p text:style-name="P45"><text:span text:style-name="T7"/></text:p>
      <text:p text:style-name="P4">EXTENDED ATTRIBUTES byte:</text:p>
      <text:p text:style-name="P50"><text:span text:style-name="T8">Bit 0 = Owner’s Read Only Flag </text:span><text:span text:style-name="T8">[ 0 = Writable file, 1 = Read only file ]</text:span></text:p>
      <text:p text:style-name="P49">Bit 1 = Owner’s Executable File Flag (1 = executable file -in multitasking mode-) </text:p>
      <text:p text:style-name="P49">Bit 2 = Group User’s Invisible Flag (0=No, 1=Yes) [ 1 = This file is not visible except the owner ]</text:p>
      <text:p text:style-name="P50"><text:span text:style-name="T8">Bit 3 = Group User’s Read Only Flag (0=No, 1=Yes) [ The result can be 'Writable' if Bit 0 is 0 ]</text:span></text:p>
      <text:p text:style-name="P49">Bit 4 = Group User’s Executable File Flag (1= executable by group user if also Bit 1 is 1)</text:p>
      <text:p text:style-name="P49">Bit 5 = Other User’s Invisible Flag (0=No, 1=Yes) [ 1 = This file is not visible except the group ]</text:p>
      <text:p text:style-name="P49">Bit 6 = Other User’s Read Only Flag (0=No, 1=Yes) [ The result can be 'Writable' if Bit 0 &amp; Bit 3 is 0 ]</text:p>
      <text:p text:style-name="P49">Bit 7 = Other User’s Executable File Flag (1= executable by other users if also Bit 1 &amp; Bit 4 is 1)</text:p>
      <text:p text:style-name="P4"/>
      <text:p text:style-name="P4"><text:s/>(DOS) BASIC ATTRIBUTES byte:</text:p>
      <text:p text:style-name="P50"><text:span text:style-name="T8">Bit 0 = Read Only Flag (R)</text:span></text:p>
      <text:p text:style-name="P49">Bit 1 = Hidden (Invisible) Flag (H) </text:p>
      <text:p text:style-name="P49">Bit 2 = System File Flag (S)</text:p>
      <text:p text:style-name="P49">Bit 3 = Volume Flag (V)</text:p>
      <text:p text:style-name="P49">Bit 4 = Directory Flag (D) <text:s/></text:p>
      <text:p text:style-name="P49">Bit 5 = Archive Flag (A)</text:p>
      <text:p text:style-name="P49">Bit 6 = Reserved <text:s/>(0)</text:p>
      <text:p text:style-name="P49">Bit 7 = Reserved (0)</text:p>
      <text:p text:style-name="P49"/>
      <text:p text:style-name="P49"/>
      <text:p text:style-name="P4">DIRECTORY DATA (ENTRY) FORMAT:</text:p>
      <text:p text:style-name="P59">Each directory entry is 1 dword (4 bytes) that points to the description table address of a file or directory.</text:p>
      <text:p text:style-name="P59">If a directoy entry contains the value 0FFFFFFFFh, it is a deleted entry and should be skipped during the directory search. </text:p>
      <text:p text:style-name="P59">If a directory entry contains a 0 (zero), it is the end of the directory entries and the directory search should be stopped t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Narrow" svg:font-family="'Arial Narrow'" style:font-family-generic="roman" style:font-pitch="variable"/>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tr" style:country-asian="TR"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tr" fo:country="TR" style:font-name-asian="Calibri2" style:font-size-asian="11pt" style:language-asian="tr" style:country-asian="TR"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orphans="2" fo:widows="2" style:writing-mode="lr-tb"/>
      <style:text-properties style:use-window-font-color="true" fo:font-size="13.5pt" style:font-size-asian="13.5pt" style:language-asian="en" style:country-asian="US" style:font-size-complex="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799cm" fo:margin-left="2.251cm" fo:margin-right="1.748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dogan.tan</meta:initial-creator>
    <dc:creator>Erdoğan Tan</dc:creator>
    <meta:editing-cycles>56</meta:editing-cycles>
    <meta:creation-date>2017-03-02T14:18:00</meta:creation-date>
    <dc:date>2025-05-05T21:45:17.43</dc:date>
    <meta:editing-duration>PT3H29M26S</meta:editing-duration>
    <meta:generator>OpenOffice/4.1.15$Win32 OpenOffice.org_project/4115m2$Build-9813</meta:generator>
    <meta:document-statistic meta:table-count="1" meta:image-count="0" meta:object-count="0" meta:page-count="2" meta:paragraph-count="245" meta:word-count="1362" meta:character-count="746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